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29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6.09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314.96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91.84pt"/>
    </style:style>
    <style:style style:name="co12" style:family="table-column">
      <style:table-column-properties fo:break-before="auto" style:column-width="164.41pt"/>
    </style:style>
    <style:style style:name="co13" style:family="table-column">
      <style:table-column-properties fo:break-before="auto" style:column-width="35.49pt"/>
    </style:style>
    <style:style style:name="co14" style:family="table-column">
      <style:table-column-properties fo:break-before="auto" style:column-width="286.41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59.41pt"/>
    </style:style>
    <style:style style:name="co17" style:family="table-column">
      <style:table-column-properties fo:break-before="auto" style:column-width="217.64pt"/>
    </style:style>
    <style:style style:name="co18" style:family="table-column">
      <style:table-column-properties fo:break-before="auto" style:column-width="120.39pt"/>
    </style:style>
    <style:style style:name="co19" style:family="table-column">
      <style:table-column-properties fo:break-before="auto" style:column-width="57.09pt"/>
    </style:style>
    <style:style style:name="co20" style:family="table-column">
      <style:table-column-properties fo:break-before="auto" style:column-width="61.74pt"/>
    </style:style>
    <style:style style:name="co21" style:family="table-column">
      <style:table-column-properties fo:break-before="auto" style:column-width="159pt"/>
    </style:style>
    <style:style style:name="co22" style:family="table-column">
      <style:table-column-properties fo:break-before="auto" style:column-width="237.74pt"/>
    </style:style>
    <style:style style:name="co23" style:family="table-column">
      <style:table-column-properties fo:break-before="auto" style:column-width="74.86pt"/>
    </style:style>
    <style:style style:name="co24" style:family="table-column">
      <style:table-column-properties fo:break-before="auto" style:column-width="281.76pt"/>
    </style:style>
    <style:style style:name="co25" style:family="table-column">
      <style:table-column-properties fo:break-before="auto" style:column-width="39.34pt"/>
    </style:style>
    <style:style style:name="co26" style:family="table-column">
      <style:table-column-properties fo:break-before="auto" style:column-width="55.56pt"/>
    </style:style>
    <style:style style:name="co27" style:family="table-column">
      <style:table-column-properties fo:break-before="auto" style:column-width="13.1pt"/>
    </style:style>
    <style:style style:name="co28" style:family="table-column">
      <style:table-column-properties fo:break-before="auto" style:column-width="18pt"/>
    </style:style>
    <style:style style:name="co29" style:family="table-column">
      <style:table-column-properties fo:break-before="auto" style:column-width="112.71pt"/>
    </style:style>
    <style:style style:name="co30" style:family="table-column">
      <style:table-column-properties fo:break-before="auto" style:column-width="193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color="#8000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Quest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Skill Trees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|na hledani||rusi 'mozna'|konec hledani|<text:span text:style-name="T1">(</text:span>hod 2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motorka ci auto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do sousedni ulicky||Parkuje|auto ci nakladak|bez nahod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]*[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.A24]*[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.A25]*[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.A26]*[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.A27]*[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.A28]*[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.A29]*[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.A30]*[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.A31]*[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.A32]*[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3]*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4]*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H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8"/>
          <table:table-cell table:formula="of:=SUM([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3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3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4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4" office:value-type="string" calcext:value-type="string">
            <text:p>3/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Kontrola Ticha|Presun Nepratel||Tahnout Nahodu|Odkryj Naplanovane|Naplanuj Pristi||Hraj Akce|Odveta Neprate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|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Jdi</text:p>
          </table:table-cell>
          <table:table-cell office:value-type="string" calcext:value-type="string">
            <text:p>Akce||Krok|Vpre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Z</text:p>
          </table:table-cell>
          <table:table-cell office:value-type="string" calcext:value-type="string">
            <text:p>Akce||Krok|Vza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I</text:p>
          </table:table-cell>
          <table:table-cell office:value-type="string" calcext:value-type="string">
            <text:p>Akce||Inventar||Koordinace|Vyroba|Prohledavani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U</text:p>
          </table:table-cell>
          <table:table-cell office:value-type="string" calcext:value-type="string">
            <text:p>Akce||Uto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tivni Akce</text:p>
          </table:table-cell>
          <table:table-cell office:value-type="string" calcext:value-type="string">
            <text:p>Pro Hrace||Akce|na toto|kolo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e Akce</text:p>
          </table:table-cell>
          <table:table-cell office:value-type="string" calcext:value-type="string">
            <text:p>Pro Hrace||Akce|na pristi|kolo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Pro Hrace||Predmety|postavy||Pozor na|max|nosno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alicek|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stavky</text:p>
          </table:table-cell>
          <table:table-cell office:value-type="string" calcext:value-type="string">
            <text:p>Balicek|Male 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hoda</text:p>
          </table:table-cell>
          <table:table-cell office:value-type="string" calcext:value-type="string">
            <text:p>Balicek|Nahody|XY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|Udalost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Balicek|Predmet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zidla</text:p>
          </table:table-cell>
          <table:table-cell office:value-type="string" calcext:value-type="string">
            <text:p>Balicek|Vozidl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zbresk</text:p>
          </table:table-cell>
          <table:table-cell office:value-type="string" calcext:value-type="string">
            <text:p>Balicek|Karty Rozbresku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tupy</text:p>
          </table:table-cell>
          <table:table-cell office:value-type="string" calcext:value-type="string">
            <text:p>Balicek||Tazene|vstupy|do mesta</text:p>
          </table:table-cell>
          <table:table-cell table:number-columns-repeated="6"/>
        </table:table-row>
      </table:table>
      <table:table table:name="Simple - Udalosti" table:style-name="ta1"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 +3 Hlasitost a zabije obludy (vsechny)|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 do vedlejsi 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Z domu vede cesta do dalsiho 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Tento dum ma dvere na vsechny sve kar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ridej si novy vstup 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+2 Jidla za kazdou obetovanou akci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+2 Jidla za kazdou obetovanou akci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 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 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 1 misto inventare||Leci se protilatko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1 misto inventare||Leci se jidlem jako zran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 ve predu a u teb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Tahni udal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Rozbres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 ve pred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||Rozbres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+1 Predme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Y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kvapeni</text:p>
          </table:table-cell>
          <table:table-cell office:value-type="string" calcext:value-type="string">
            <text:p>nepritel Y u tebe a v za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Rozbres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 ve pre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 v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razce</text:p>
          </table:table-cell>
          <table:table-cell office:value-type="string" calcext:value-type="string">
            <text:p>nepritel Z u tebe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vsech nepratel z ulice do domu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 nepritele X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za</text:p>
          </table:table-cell>
          <table:table-cell office:value-type="string" calcext:value-type="string">
            <text:p>Pridej 1 nepritele X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pred</text:p>
          </table:table-cell>
          <table:table-cell office:value-type="string" calcext:value-type="string">
            <text:p>Pridej 1 nepritele X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 nepritele Y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za</text:p>
          </table:table-cell>
          <table:table-cell office:value-type="string" calcext:value-type="string">
            <text:p>Pridej 1 nepritele Y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pred</text:p>
          </table:table-cell>
          <table:table-cell office:value-type="string" calcext:value-type="string">
            <text:p>Pridej 1 nepritele Y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 nepritele Z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za</text:p>
          </table:table-cell>
          <table:table-cell office:value-type="string" calcext:value-type="string">
            <text:p>Pridej 1 nepritele Z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pred</text:p>
          </table:table-cell>
          <table:table-cell office:value-type="string" calcext:value-type="string">
            <text:p>Pridej 1 nepritele Z dopredu||Tahni dalsi nahodu</text:p>
          </table:table-cell>
          <table:table-cell table:number-columns-repeated="4"/>
        </table:table-row>
      </table:table>
      <table:table table:name="Simple - Rozbresk" table:style-name="ta1"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omando</text:p>
          </table:table-cell>
          <table:table-cell office:value-type="string" calcext:value-type="string">
            <text:p>+Nepritel Z vzadu a u tebe||Ale pouz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Trvale|X ci Y v nahode tak navic +Nepritel X v z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rvale|Kazdy nepritel Z u hrace jde v dalsi akci i d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Jednorazove|Vsichni -1 zivot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hnila podlaha</text:p>
          </table:table-cell>
          <table:table-cell office:value-type="string" calcext:value-type="string">
            <text:p>Jednorazove|Vsichni v budove -2 zivoty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ozzureny dav</text:p>
          </table:table-cell>
          <table:table-cell office:value-type="string" calcext:value-type="string">
            <text:p>Jednorazove|Kazde vozidlo u ktereho je nepritel je znice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rvale|Vsichni hraci -1 k 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ysely Dest</text:p>
          </table:table-cell>
          <table:table-cell office:value-type="string" calcext:value-type="string">
            <text:p>Trvale|Kdyz je hrac na ulici tak -1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Trvale|Na konci kazdy hrac musi mit +1 jid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oufalstvi</text:p>
          </table:table-cell>
          <table:table-cell office:value-type="string" calcext:value-type="string">
            <text:p>Trvale|Vsichni hraci -1 max Zdrav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Trvale|Vsichni hraci -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stvani mistni</text:p>
          </table:table-cell>
          <table:table-cell office:value-type="string" calcext:value-type="string">
            <text:p>Trvale|Pokud se hrac zrani tak na zacatku dalsiho kola +Nepritel X na miste</text:p>
          </table:table-cell>
        </table:table-row>
      </table:table>
      <table:table table:name="Simple - Nepritel" table:style-name="ta1">
        <table:table-column table:style-name="co3" table:number-columns-repeated="5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table:style-name="ce4"/>
          <table:table-cell table:number-columns-repeated="4"/>
        </table:table-row>
      </table:table>
      <table:table table:name="Zombies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table table:name="Sheet17" table:style-name="ta1">
        <table:table-column table:style-name="co3" table:number-columns-repeated="3" table:default-cell-style-name="Default"/>
        <table:table-column table:style-name="co27" table:default-cell-style-name="ce9"/>
        <table:table-column table:style-name="co3" table:number-columns-repeated="2" table:default-cell-style-name="Default"/>
        <table:table-column table:style-name="co3" table:default-cell-style-name="ce12"/>
        <table:table-column table:style-name="co28" table:number-columns-repeated="3" table:default-cell-style-name="ce14"/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3" office:value-type="string" calcext:value-type="string">
            <text:p>Koordinace</text:p>
          </table:table-cell>
          <table:table-cell table:style-name="ce13" office:value-type="string" calcext:value-type="string">
            <text:p>Vyroba</text:p>
          </table:table-cell>
          <table:table-cell table:style-name="ce13" office:value-type="string" calcext:value-type="string">
            <text:p>Prohledavani</text:p>
          </table:table-cell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omlu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dpocine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ymen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bira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rohledani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la Vyrob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lka Vyrob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</table:table>
      <table:table table:name="Skills" table:style-name="ta1">
        <table:table-column table:style-name="co3" table:number-columns-repeated="2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office:value-type="string" calcext:value-type="string">
            <text:p>Balicek</text:p>
          </table:table-cell>
          <table:table-cell office:value-type="string" calcext:value-type="string">
            <text:p>Dovednost</text:p>
          </table:table-cell>
          <table:table-cell office:value-type="string" calcext:value-type="string">
            <text:p>Urov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pr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te vybaveni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orazeni pruchod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uzkumny bo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Rozebrani prekazk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Skry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Vylepseni zbra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Zabarikadovani 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Zabarikadovani I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Zvetseni zasobnik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Iniciativa 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Iniciativa I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Neseni postav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traveni hrotu zbra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Resuscitac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Jako bles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Kopnut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Oblibena ticha zbra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Provizorni zbra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Ticha zbra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Boj v dom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Domaci vybusnin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Oblibena chladna zbra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Skryt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Tvrdy Ude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Uder pest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Vniknut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Dobre kryt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ehkos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Munice po ruc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blibena pusk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dhad nepritel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Rychly vystre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Vystrel oknem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Detonac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Kryci palb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Oblibena tezka zbra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Prurazna zbra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Rozptylena palb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Oblibene vybave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ohyb zele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repaden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Rychly Inventa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Vyroba past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Znalost prostred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Jidlo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I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1" table:target-range-address="Skills.A2:Skills.C7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00/00/0000</text:date>, <text:time style:data-style-name="N2" text:time-value="09:43:11.503079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5-31T13:09:32.634445998</dc:date>
    <meta:editing-duration>P1DT20H18M16S</meta:editing-duration>
    <meta:editing-cycles>191</meta:editing-cycles>
    <meta:generator>LibreOffice/5.1.6.2$Linux_X86_64 LibreOffice_project/10m0$Build-2</meta:generator>
    <meta:document-statistic meta:table-count="12" meta:cell-count="1853" meta:object-count="0"/>
  </office:meta>
</office:document-meta>
</file>